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ide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Slide_20_de_20_título-notes">
      <style:graphic-properties draw:fill-color="#ffffff" fo:min-height="13.364cm"/>
    </style:style>
    <style:style style:name="pr4" style:family="presentation" style:parent-style-name="Soment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Somente_20_título-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font-size="96pt" style:font-size-asian="96pt" style:font-size-complex="96pt" fo:hyphenate="false"/>
    </style:style>
    <style:style style:name="P2" style:family="paragraph">
      <loext:graphic-properties draw:fill="none"/>
      <style:paragraph-properties fo:text-align="start" style:font-independent-line-spacing="true"/>
      <style:text-properties fo:font-size="96pt" style:font-size-asian="96pt" style:font-size-complex="96pt"/>
    </style:style>
    <style:style style:name="P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6pt" style:font-size-asian="16pt" style:font-size-complex="16pt"/>
    </style:style>
    <style:style style:name="P5" style:family="paragraph">
      <loext:graphic-properties draw:fill-color="#ffffff"/>
    </style:style>
    <style:style style:name="P6" style:family="paragraph">
      <style:paragraph-properties fo:margin-top="0cm" fo:margin-bottom="0cm" fo:line-height="100%" fo:text-align="center" style:punctuation-wrap="hanging" style:writing-mode="lr-tb"/>
      <style:text-properties fo:font-size="54pt" style:font-size-asian="54pt" style:font-size-complex="54pt" fo:hyphenate="false"/>
    </style:style>
    <style:style style:name="P7" style:family="paragraph">
      <loext:graphic-properties draw:fill="none"/>
      <style:paragraph-properties fo:text-align="start" style:font-independent-line-spacing="true"/>
      <style:text-properties fo:font-size="54pt" style:font-size-asian="54pt" style:font-size-complex="54pt"/>
    </style:style>
    <style:style style:name="P8" style:family="paragraph">
      <style:paragraph-properties fo:margin-top="0cm" fo:margin-bottom="0cm" fo:line-height="100%" fo:text-align="center"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4cm" svg:height="3.6cm" svg:x="0.6cm" svg:y="6.8cm" presentation:class="title" presentation:user-transformed="true">
          <draw:text-box>
            <text:p text:style-name="P1"><text:span text:style-name="T1">Plano Perfeito</text:span></text:p>
          </draw:text-box>
        </draw:frame>
        <draw:frame draw:name="Subtítulo 2" presentation:style-name="pr2" draw:text-style-name="P4" draw:layer="layout" svg:width="17.779cm" svg:height="4.867cm" svg:x="3.8cm" svg:y="10.2cm" presentation:class="subtitle" presentation:user-transformed="true">
          <draw:text-box>
            <text:p text:style-name="P3"><text:span text:style-name="T2">Renascer Praise</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omente_20_título" presentation:presentation-page-layout-name="AL2T19">
        <office:forms form:automatic-focus="false" form:apply-design-mode="false"/>
        <draw:frame draw:name="Título 3" presentation:style-name="pr4" draw:text-style-name="P7" draw:layer="layout" svg:width="24.01cm" svg:height="17.889cm" svg:x="0.992cm" svg:y="0.763cm" presentation:class="title" presentation:user-transformed="true">
          <draw:text-box>
            <text:p text:style-name="P6"><text:span text:style-name="T3">Um plano pra salvar, um pacto pra selar silêncio no céu</text:span><text:span text:style-name="T3"><text:line-break/></text:span><text:span text:style-name="T3">Resgate e salvação encheu seu coração Ele nem hesitou</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Somente_20_título" presentation:presentation-page-layout-name="AL2T19">
        <office:forms form:automatic-focus="false" form:apply-design-mode="false"/>
        <draw:frame draw:name="Título 3" presentation:style-name="pr4" draw:text-style-name="P7" draw:layer="layout" svg:width="24.01cm" svg:height="17.889cm" svg:x="0.992cm" svg:y="0.763cm" presentation:class="title" presentation:user-transformed="true">
          <draw:text-box>
            <text:p text:style-name="P6"><text:span text:style-name="T3">No palco do amor, o autor anunciou A vida e salvação</text:span><text:span text:style-name="T3"><text:line-break/></text:span><text:span text:style-name="T3">Tudo que ele fez foi obedecer</text:span><text:span text:style-name="T3"><text:line-break/></text:span><text:span text:style-name="T3">O plano que Deus escreveu</text:span></text:p>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Somente_20_título" presentation:presentation-page-layout-name="AL2T19">
        <draw:frame draw:name="Título 3" presentation:style-name="pr4" draw:text-style-name="P7" draw:layer="layout" svg:width="24.605cm" svg:height="17.889cm" svg:x="0.397cm" svg:y="0.763cm" presentation:class="title" presentation:user-transformed="true">
          <draw:text-box>
            <text:p text:style-name="P6"><text:span text:style-name="T3">E quando a minha história parecia ter chegado ao fim</text:span><text:span text:style-name="T3"><text:line-break/></text:span><text:span text:style-name="T3">A sua graça me alcançou </text:span><text:span text:style-name="T3"><text:line-break/></text:span><text:span text:style-name="T3">E quando tudo parecia estar perdido naquela cruz </text:span><text:span text:style-name="T3"><text:line-break/></text:span><text:span text:style-name="T3">O seu sangue me libertou </text:span><text:span text:style-name="T3"><text:line-break/></text:span><text:span text:style-name="T3">(me libertou)</text:span></text:p>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Somente_20_título" presentation:presentation-page-layout-name="AL2T19">
        <draw:frame draw:name="Título 3" presentation:style-name="pr4" draw:text-style-name="P7" draw:layer="layout" svg:width="24.01cm" svg:height="17.889cm" svg:x="0.992cm" svg:y="0.763cm" presentation:class="title" presentation:user-transformed="true">
          <draw:text-box>
            <text:p text:style-name="P6"><text:span text:style-name="T3">Jesus, o plano perfeito</text:span><text:span text:style-name="T3"><text:line-break/></text:span><text:span text:style-name="T3">Mistério da graça que me transformou</text:span><text:span text:style-name="T3"><text:line-break/></text:span><text:span text:style-name="T3">O Seu nome é Jesus, </text:span><text:span text:style-name="T3"><text:line-break/></text:span><text:span text:style-name="T3">nome sobre todos</text:span><text:span text:style-name="T3"><text:line-break/></text:span><text:span text:style-name="T3">Veio pra salvar, ele me salvou!</text:span></text:p>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Somente_20_título" presentation:presentation-page-layout-name="AL2T19">
        <office:forms form:automatic-focus="false" form:apply-design-mode="false"/>
        <draw:frame draw:name="Título 3" presentation:style-name="pr4" draw:text-style-name="P7" draw:layer="layout" svg:width="24.01cm" svg:height="17.889cm" svg:x="0.992cm" svg:y="0.763cm" presentation:class="title" presentation:user-transformed="true">
          <draw:text-box>
            <text:p text:style-name="P6"><text:span text:style-name="T3">Um plano pra salvar, um pacto pra selar silêncio no céu</text:span><text:span text:style-name="T3"><text:line-break/></text:span><text:span text:style-name="T3">Resgate e salvação encheu seu coração Ele nem hesitou</text:span></text:p>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Somente_20_título" presentation:presentation-page-layout-name="AL2T19">
        <office:forms form:automatic-focus="false" form:apply-design-mode="false"/>
        <draw:frame draw:name="Título 3" presentation:style-name="pr4" draw:text-style-name="P7" draw:layer="layout" svg:width="24.01cm" svg:height="17.889cm" svg:x="0.992cm" svg:y="0.763cm" presentation:class="title" presentation:user-transformed="true">
          <draw:text-box>
            <text:p text:style-name="P6"><text:span text:style-name="T3">No palco do amor, o autor anunciou A vida e salvação</text:span><text:span text:style-name="T3"><text:line-break/></text:span><text:span text:style-name="T3">Tudo que ele fez foi obedecer</text:span><text:span text:style-name="T3"><text:line-break/></text:span><text:span text:style-name="T3">O plano que Deus escreveu</text:span></text:p>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Somente_20_título" presentation:presentation-page-layout-name="AL2T19">
        <draw:frame draw:name="Título 3" presentation:style-name="pr4" draw:text-style-name="P7" draw:layer="layout" svg:width="24.605cm" svg:height="17.889cm" svg:x="0.397cm" svg:y="0.763cm" presentation:class="title" presentation:user-transformed="true">
          <draw:text-box>
            <text:p text:style-name="P6"><text:span text:style-name="T3">E quando a minha história parecia ter chegado ao fim</text:span><text:span text:style-name="T3"><text:line-break/></text:span><text:span text:style-name="T3">A sua graça me alcançou </text:span><text:span text:style-name="T3"><text:line-break/></text:span><text:span text:style-name="T3">E quando tudo parecia estar perdido naquela cruz </text:span><text:span text:style-name="T3"><text:line-break/></text:span><text:span text:style-name="T3">O seu sangue me libertou </text:span><text:span text:style-name="T3"><text:line-break/></text:span><text:span text:style-name="T3">(me libertou)</text:span></text:p>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Somente_20_título" presentation:presentation-page-layout-name="AL2T19">
        <draw:frame draw:name="Título 3" presentation:style-name="pr4" draw:text-style-name="P7" draw:layer="layout" svg:width="24.01cm" svg:height="17.889cm" svg:x="0.992cm" svg:y="0.763cm" presentation:class="title" presentation:user-transformed="true">
          <draw:text-box>
            <text:p text:style-name="P6"><text:span text:style-name="T3">Jesus, o plano perfeito</text:span><text:span text:style-name="T3"><text:line-break/></text:span><text:span text:style-name="T3">Mistério da graça que me transformou</text:span><text:span text:style-name="T3"><text:line-break/></text:span><text:span text:style-name="T3">O Seu nome é Jesus, </text:span><text:span text:style-name="T3"><text:line-break/></text:span><text:span text:style-name="T3">nome sobre todos</text:span><text:span text:style-name="T3"><text:line-break/></text:span><text:span text:style-name="T3">Veio pra salvar, ele me salvou!</text:span></text:p>
          </draw:text-box>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Somente_20_título" presentation:presentation-page-layout-name="AL2T19">
        <draw:frame draw:name="Título 3" presentation:style-name="pr4" draw:text-style-name="P9" draw:layer="layout" svg:width="24.01cm" svg:height="17.889cm" svg:x="0.992cm" svg:y="0.763cm" presentation:class="title" presentation:user-transformed="true">
          <draw:text-box>
            <text:p text:style-name="P8"><text:span text:style-name="T4">Eu acredito que essa música Pedro gostaria de ter cantado, ter louvado na Galiléia pra ele foi destinado uma morte de cruz, mas quando o colocaram na cruz ele disse não.</text:span></text:p>
          </draw:text-box>
        </draw:frame>
        <presentation:notes draw:style-name="dp2">
          <draw:page-thumbnail draw:style-name="gr1"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Somente_20_título" presentation:presentation-page-layout-name="AL2T19">
        <draw:frame draw:name="Título 3" presentation:style-name="pr4" draw:text-style-name="P9" draw:layer="layout" svg:width="24.01cm" svg:height="17.889cm" svg:x="0.992cm" svg:y="0.763cm" presentation:class="title" presentation:user-transformed="true">
          <draw:text-box>
            <text:p text:style-name="P8"><text:span text:style-name="T4">Faz o seguinte inverte, eu não sou digno de morrer igual ao meu Senhor, vocês não estão entendendo o que aconteceu comigo, eu era um pescador, eu era uma pessoa que morava na beira da praia, eu não tinha futuro, uma pessoa que não tinha esperança, eu era uma pessoa que não valia nada.</text:span></text:p>
          </draw:text-box>
        </draw:fram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Somente_20_título" presentation:presentation-page-layout-name="AL2T19">
        <office:forms form:automatic-focus="false" form:apply-design-mode="false"/>
        <draw:frame draw:name="Título 3" presentation:style-name="pr4" draw:text-style-name="P9" draw:layer="layout" svg:width="24.01cm" svg:height="17.889cm" svg:x="0.992cm" svg:y="0.763cm" presentation:class="title" presentation:user-transformed="true">
          <draw:text-box>
            <text:p text:style-name="P8"><text:span text:style-name="T4">Ele me salvou, me salvou enclusive do poder desta morte, do poder dessa tortura, eu sou salvo! Por favor invertam essa cruz, vocês não sabem mas Ele me salvou, eu sou livre...</text:span></text:p>
          </draw:text-box>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Somente_20_título" presentation:presentation-page-layout-name="AL2T19">
        <draw:frame draw:name="Título 3" presentation:style-name="pr4" draw:text-style-name="P9" draw:layer="layout" svg:width="24.01cm" svg:height="17.889cm" svg:x="0.992cm" svg:y="0.763cm" presentation:class="title" presentation:user-transformed="true">
          <draw:text-box>
            <text:p text:style-name="P8"><text:span text:style-name="T4">Ele me salvou, Jesus o filho de Deus que tira o pecado do mundo</text:span><text:span text:style-name="T4"><text:line-break/></text:span><text:span text:style-name="T4">Ele pagou o preço da minha salvação.</text:span></text:p>
          </draw:text-box>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Somente_20_título" presentation:presentation-page-layout-name="AL2T19">
        <draw:frame draw:name="Título 3" presentation:style-name="pr4" draw:text-style-name="P7" draw:layer="layout" svg:width="24.605cm" svg:height="17.889cm" svg:x="0.397cm" svg:y="0.763cm" presentation:class="title" presentation:user-transformed="true">
          <draw:text-box>
            <text:p text:style-name="P6"><text:span text:style-name="T3">E quando a minha história parecia ter chegado ao fim</text:span><text:span text:style-name="T3"><text:line-break/></text:span><text:span text:style-name="T3">A sua graça me alcançou </text:span><text:span text:style-name="T3"><text:line-break/></text:span><text:span text:style-name="T3">E quando tudo parecia estar perdido naquela cruz </text:span><text:span text:style-name="T3"><text:line-break/></text:span><text:span text:style-name="T3">O seu sangue me libertou </text:span><text:span text:style-name="T3"><text:line-break/></text:span><text:span text:style-name="T3">(me libertou)</text:span></text:p>
          </draw:text-box>
        </draw:frame>
        <presentation:notes draw:style-name="dp2">
          <draw:page-thumbnail draw:style-name="gr1"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Somente_20_título" presentation:presentation-page-layout-name="AL2T19">
        <draw:frame draw:name="Título 3" presentation:style-name="pr4" draw:text-style-name="P7" draw:layer="layout" svg:width="24.01cm" svg:height="17.889cm" svg:x="0.992cm" svg:y="0.763cm" presentation:class="title" presentation:user-transformed="true">
          <draw:text-box>
            <text:p text:style-name="P6"><text:span text:style-name="T3">Jesus, o plano perfeito</text:span><text:span text:style-name="T3"><text:line-break/></text:span><text:span text:style-name="T3">Mistério da graça que me transformou</text:span><text:span text:style-name="T3"><text:line-break/></text:span><text:span text:style-name="T3">O Seu nome é Jesus, </text:span><text:span text:style-name="T3"><text:line-break/></text:span><text:span text:style-name="T3">nome sobre todos</text:span><text:span text:style-name="T3"><text:line-break/></text:span><text:span text:style-name="T3">Veio pra salvar, ele me salvou!</text:span></text:p>
          </draw:text-box>
        </draw:frame>
        <presentation:notes draw:style-name="dp2">
          <draw:page-thumbnail draw:style-name="gr1"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Somente_20_título" presentation:presentation-page-layout-name="AL2T19">
        <office:forms form:automatic-focus="false" form:apply-design-mode="false"/>
        <draw:frame draw:name="Título 3" presentation:style-name="pr4" draw:text-style-name="P7" draw:layer="layout" svg:width="24.01cm" svg:height="17.889cm" svg:x="0.992cm" svg:y="0.763cm" presentation:class="title" presentation:user-transformed="true">
          <draw:text-box>
            <text:p text:style-name="P6"><text:span text:style-name="T3">Te adoramos</text:span><text:span text:style-name="T3"><text:line-break/></text:span><text:span text:style-name="T3">Te adoramos</text:span></text:p>
          </draw:text-box>
        </draw:frame>
        <presentation:notes draw:style-name="dp2">
          <draw:page-thumbnail draw:style-name="gr1"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shrink-to-fit">
        <text:list-style style:name="Somente_20_título-outline1" style:display-name="Soment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omente_20_título-outline2" style:display-name="Somente título-outline2" style:family="presentation" style:parent-style-name="Soment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omente_20_título-outline3" style:display-name="Somente título-outline3" style:family="presentation" style:parent-style-name="Soment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4" style:display-name="Somente título-outline4" style:family="presentation" style:parent-style-name="Soment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text:list-style style:name="Somente_20_título-title" style:display-name="Soment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Soment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Soment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Somente_20_título-backgroundobjects">
      <style:graphic-properties draw:stroke="none" draw:fill="none" draw:fill-color="#ffffff" draw:auto-grow-height="false" fo:min-height="1.485cm"/>
    </style:style>
    <style:style style:name="Mpr8" style:family="presentation" style:parent-style-name="Soment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lique para editar o estilo do título 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7-02-12">12/02/17</text:date></text:span></text:p>
        </draw:text-box>
      </draw:frame>
      <draw:frame draw:name="Espaço Reservado para Rodapé 4" presentation:style-name="Mpr2" draw:text-style-name="MP9"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draw:frame draw:name="Título 1" presentation:style-name="Mpr5" draw:text-style-name="MP6" draw:layer="backgroundobjects" svg:width="22.859cm" svg:height="3.174cm" svg:x="1.27cm" svg:y="0.763cm" presentation:class="title" presentation:user-transformed="true">
        <draw:text-box>
          <text:p text:style-name="MP5"><text:span text:style-name="MT2">Clique para editar o estilo do título mestre</text:span></text:p>
        </draw:text-box>
      </draw:frame>
      <draw:frame draw:name="Espaço Reservado para Data 2" presentation:style-name="Mpr6" draw:text-style-name="MP8" draw:layer="backgroundobjects" svg:width="5.926cm" svg:height="1.013cm" svg:x="1.27cm" svg:y="17.657cm" presentation:class="date-time" presentation:user-transformed="true">
        <draw:text-box>
          <text:p text:style-name="MP7"><text:span text:style-name="MT3"><text:date style:data-style-name="D1" text:date-value="2017-02-12">12/02/17</text:date></text:span></text:p>
        </draw:text-box>
      </draw:frame>
      <draw:frame draw:name="Espaço Reservado para Rodapé 3" presentation:style-name="Mpr6" draw:text-style-name="MP9" draw:layer="backgroundobjects" svg:width="8.042cm" svg:height="1.013cm" svg:x="8.678cm" svg:y="17.657cm" presentation:class="footer" presentation:user-transformed="true">
        <draw:text-box>
          <text:p/>
        </draw:text-box>
      </draw:frame>
      <draw:frame draw:name="Espaço Reservado para Número de Slide 4" presentation:style-name="Mpr6"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draw:frame presentation:style-name="Somente_20_título-outline1" draw:layer="backgroundobjects" svg:width="22.859cm" svg:height="11.048cm" svg:x="1.27cm" svg:y="4.457cm" presentation:class="outline" presentation:placeholder="true">
        <draw:text-box/>
      </draw:frame>
      <presentation:notes style:page-layout-name="PM0">
        <draw:page-thumbnail presentation:style-name="Somente_20_título-title" draw:layer="backgroundobjects" svg:width="14.848cm" svg:height="11.136cm" svg:x="3.075cm" svg:y="2.257cm" presentation:class="page"/>
        <draw:frame presentation:style-name="Somente_20_título-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Jesus, o Plano Perfeito</dc:title>
    <meta:initial-creator>IVANILTO</meta:initial-creator>
    <meta:editing-cycles>29</meta:editing-cycles>
    <meta:creation-date>2016-12-19T16:43:05</meta:creation-date>
    <dc:date>2017-02-12T15:28:54.813692919</dc:date>
    <meta:editing-duration>PT1H2M52S</meta:editing-duration>
    <meta:generator>LibreOffice/5.2.5.1$Linux_X86_64 LibreOffice_project/20m0$Build-1</meta:generator>
    <meta:document-statistic meta:object-count="81"/>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9</meta:user-defined>
  </office:meta>
</office:document-meta>
</file>